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2.439cm" table:align="left"/>
    </style:style>
    <style:style style:name="Tableau2.A" style:family="table-column">
      <style:table-column-properties style:column-width="1.363cm"/>
    </style:style>
    <style:style style:name="Tableau2.B" style:family="table-column">
      <style:table-column-properties style:column-width="5.219cm"/>
    </style:style>
    <style:style style:name="Tableau2.C" style:family="table-column">
      <style:table-column-properties style:column-width="5.8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593cm" table:align="left"/>
    </style:style>
    <style:style style:name="Tableau1.A" style:family="table-column">
      <style:table-column-properties style:column-width="2.528cm"/>
    </style:style>
    <style:style style:name="Tableau1.B" style:family="table-column">
      <style:table-column-properties style:column-width="3.06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P5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P6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12ca84" officeooo:paragraph-rsid="0012ca84"/>
    </style:style>
    <style:style style:name="P10" style:family="paragraph" style:parent-style-name="Text_20_body">
      <style:paragraph-properties fo:text-align="justify" style:justify-single-word="false"/>
      <style:text-properties officeooo:rsid="0013b9ff" officeooo:paragraph-rsid="0013b9ff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text-properties officeooo:rsid="001cfcc4" officeooo:paragraph-rsid="001cfcc4"/>
    </style:style>
    <style:style style:name="P13" style:family="paragraph" style:parent-style-name="Table_20_Contents">
      <style:paragraph-properties fo:text-align="center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Nimbus Sans L"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13b9ff" officeooo:paragraph-rsid="0013b9ff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13b9ff" officeooo:paragraph-rsid="0013b9ff"/>
    </style:style>
    <style:style style:name="P17" style:family="paragraph" style:parent-style-name="Table_20_Contents">
      <style:paragraph-properties fo:text-align="justify" style:justify-single-word="false"/>
      <style:text-properties officeooo:rsid="0013b9ff" officeooo:paragraph-rsid="001523d5"/>
    </style:style>
    <style:style style:name="P18" style:family="paragraph" style:parent-style-name="Table_20_Contents">
      <style:paragraph-properties fo:text-align="justify" style:justify-single-word="false"/>
      <style:text-properties officeooo:rsid="001523d5" officeooo:paragraph-rsid="001523d5"/>
    </style:style>
    <style:style style:name="P19" style:family="paragraph" style:parent-style-name="Standard">
      <style:paragraph-properties fo:padding="0.049cm" fo:border="0.06pt solid #000000" style:shadow="#808080 0.18cm 0.18cm"/>
      <style:text-properties style:font-name="Courier 10 Pitch" fo:font-size="10pt" style:font-size-asian="10pt" style:font-size-complex="10pt"/>
    </style:style>
    <style:style style:name="P20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ab217" officeooo:paragraph-rsid="001c3f02" style:font-size-asian="10pt" style:font-size-complex="10pt"/>
    </style:style>
    <style:style style:name="P21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c3f02" officeooo:paragraph-rsid="001ab217" style:font-size-asian="10pt" style:font-size-complex="10pt"/>
    </style:style>
    <style:style style:name="P22" style:family="paragraph" style:parent-style-name="Standard">
      <style:paragraph-properties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3" style:family="paragraph" style:parent-style-name="Standard">
      <style:paragraph-properties fo:padding="0.049cm" fo:border="0.06pt solid #000000" style:shadow="#808080 0.18cm 0.18cm"/>
      <style:text-properties style:font-name="Courier 10 Pitch" fo:font-size="8pt" fo:background-color="#ffff00" style:font-size-asian="8pt" style:font-size-complex="8pt"/>
    </style:style>
    <style:style style:name="P24" style:family="paragraph" style:parent-style-name="Standard">
      <style:paragraph-properties fo:break-before="page"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5" style:family="paragraph" style:parent-style-name="Heading">
      <loext:graphic-properties draw:fill="solid" draw:fill-color="#ffcc99" draw:opacity="100%"/>
      <style:paragraph-properties fo:text-align="center" style:justify-single-word="false" fo:break-before="page" fo:background-color="#ffcc99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text-properties fo:font-size="10pt" officeooo:paragraph-rsid="00109788" style:font-size-asian="10pt" style:font-size-complex="10pt"/>
    </style:style>
    <style:style style:name="P28" style:family="paragraph" style:parent-style-name="Standard">
      <style:text-properties fo:font-size="10pt" officeooo:rsid="002c3260" officeooo:paragraph-rsid="002c3260" style:font-size-asian="10pt" style:font-size-complex="10pt"/>
    </style:style>
    <style:style style:name="P29" style:family="paragraph" style:parent-style-name="Standard">
      <style:text-properties fo:font-size="10pt" officeooo:rsid="0035aea4" officeooo:paragraph-rsid="0035aea4" style:font-size-asian="10pt" style:font-size-complex="10pt"/>
    </style:style>
    <style:style style:name="P30" style:family="paragraph" style:parent-style-name="Standard">
      <style:text-properties fo:font-style="italic" style:text-underline-style="solid" style:text-underline-width="auto" style:text-underline-color="font-color" officeooo:rsid="00268e89" officeooo:paragraph-rsid="00268e89" style:font-style-asian="italic" style:font-style-complex="italic"/>
    </style:style>
    <style:style style:name="P31" style:family="paragraph" style:parent-style-name="Standard">
      <style:text-properties style:font-name="Courier 10 Pitch" fo:font-size="10pt" officeooo:rsid="002c3260" officeooo:paragraph-rsid="002c3260" style:font-size-asian="10pt" style:font-size-complex="10pt"/>
    </style:style>
    <style:style style:name="P32" style:family="paragraph" style:parent-style-name="Heading" style:master-page-name="First_20_Page">
      <loext:graphic-properties draw:fill="solid" draw:fill-color="#ffcc99" draw:opacity="100%"/>
      <style:paragraph-properties fo:text-align="center" style:justify-single-word="false" style:page-number="auto" fo:background-color="#ffcc99" fo:padding="0.049cm" fo:border="0.06pt solid #000000"/>
    </style:style>
    <style:style style:name="P33" style:family="paragraph" style:parent-style-name="Standard">
      <loext:graphic-properties draw:fill="solid" draw:fill-color="#ffff66" draw:opacity="100%"/>
      <style:paragraph-properties fo:text-align="center" style:justify-single-word="false" fo:background-color="#ffff66" fo:padding="0.049cm" fo:border="0.06pt solid #ff3333" style:shadow="none"/>
      <style:text-properties fo:font-style="normal" style:text-underline-style="none" officeooo:rsid="001c2583" officeooo:paragraph-rsid="00384553" style:font-style-asian="normal" style:font-style-complex="normal"/>
    </style:style>
    <style:style style:name="P34" style:family="paragraph" style:parent-style-name="Text_20_body" style:list-style-name="L1"/>
    <style:style style:name="P35" style:family="paragraph" style:parent-style-name="Text_20_body" style:list-style-name="L2"/>
    <style:style style:name="P36" style:family="paragraph" style:parent-style-name="question">
      <style:text-properties fo:font-size="10pt"/>
    </style:style>
    <style:style style:name="P37" style:family="paragraph" style:parent-style-name="question">
      <style:text-properties fo:font-size="10pt" style:font-size-asian="10pt" style:font-size-complex="10pt"/>
    </style:style>
    <style:style style:name="P38" style:family="paragraph" style:parent-style-name="question">
      <style:text-properties fo:font-size="10pt" officeooo:rsid="0030e9c2" officeooo:paragraph-rsid="0030e9c2" style:font-size-asian="10pt" style:font-size-complex="10pt"/>
    </style:style>
    <style:style style:name="P39" style:family="paragraph" style:parent-style-name="question">
      <style:text-properties fo:font-size="10pt" officeooo:rsid="002c3260" officeooo:paragraph-rsid="002c858c" style:font-size-asian="10pt" style:font-size-complex="10pt"/>
    </style:style>
    <style:style style:name="P40" style:family="paragraph" style:parent-style-name="question" style:list-style-name="Numbering_20_1">
      <style:text-properties fo:font-size="10pt" officeooo:rsid="0035aea4" officeooo:paragraph-rsid="0035aea4" style:font-size-asian="10pt" style:font-size-complex="10pt"/>
    </style:style>
    <style:style style:name="P41" style:family="paragraph" style:parent-style-name="question">
      <style:text-properties fo:font-size="10pt" fo:font-weight="bold" officeooo:rsid="0027bfbc" officeooo:paragraph-rsid="0027bfbc" style:font-size-asian="10pt" style:font-weight-asian="bold" style:font-size-complex="10pt" style:font-weight-complex="bold"/>
    </style:style>
    <style:style style:name="P42" style:family="paragraph" style:parent-style-name="Heading_20_1" style:master-page-name="">
      <style:paragraph-properties style:page-number="auto" fo:break-before="page"/>
    </style:style>
    <style:style style:name="P43" style:family="paragraph" style:parent-style-name="Heading_20_1">
      <style:paragraph-properties fo:break-before="page"/>
    </style:style>
    <style:style style:name="T1" style:family="text">
      <style:text-properties officeooo:rsid="002c858c"/>
    </style:style>
    <style:style style:name="T2" style:family="text">
      <style:text-properties officeooo:rsid="0027bfbc"/>
    </style:style>
    <style:style style:name="T3" style:family="text">
      <style:text-properties officeooo:rsid="00337c9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a5cd" style:font-weight-asian="bold" style:font-weight-complex="bold"/>
    </style:style>
    <style:style style:name="T6" style:family="text">
      <style:text-properties fo:font-weight="bold" officeooo:rsid="0027bfbc" style:font-weight-asian="bold" style:font-weight-complex="bold"/>
    </style:style>
    <style:style style:name="T7" style:family="text">
      <style:text-properties fo:font-weight="bold" officeooo:rsid="002c858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c858c" style:font-weight-asian="normal" style:font-weight-complex="normal"/>
    </style:style>
    <style:style style:name="T10" style:family="text">
      <style:text-properties fo:font-weight="normal" officeooo:rsid="002cda06" style:font-weight-asian="normal" style:font-weight-complex="normal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7b060"/>
    </style:style>
    <style:style style:name="T13" style:family="text">
      <style:text-properties officeooo:rsid="001ab217"/>
    </style:style>
    <style:style style:name="T14" style:family="text">
      <style:text-properties officeooo:rsid="001c3f02"/>
    </style:style>
    <style:style style:name="T15" style:family="text">
      <style:text-properties officeooo:rsid="001d3204"/>
    </style:style>
    <style:style style:name="T16" style:family="text">
      <style:text-properties officeooo:rsid="002cda06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officeooo:rsid="002c66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Jeu de golf</text:p>
      <text:p text:style-name="P33">Vous respecterez les consignes concernant la qualité de code <text:span text:style-name="T19">(voir "Standard de qualité de code <text:s/>pour le C pour la section" sur le site internet habituel)</text:span></text:p>
      <text:h text:style-name="Heading_20_1" text:outline-level="1"><text:bookmark text:name="Les règles"/>Les règles</text:h>
      <text:p text:style-name="Text_20_body">Le golf est un sport de précision se jouant en plein air et qui consiste à envoyer une balle dans un trou à l'aide de clubs. Le but du jeu consiste à effectuer, sur un parcours défini, le moins de coups possible. </text:p>
      <text:p text:style-name="Text_20_body">Le golf se pratique sur un terrain (ou parcours) de golf. Généralement, un parcours compte 18 trous, mais il peut aussi n'en comporter que 9, voire moins.</text:p>
      <text:p text:style-name="Text_20_body">Sur chaque parcours, il y a un « par » qui est le nombre de coups standard fixé pour terminer un trou.</text:p>
      <text:p text:style-name="Text_20_body">Par exemple, un "Par 3" veut dire que le golfeur doit effectuer un nombre de trois coups pour être dans le « par », si un golfeur effectue un « par trois » en deux coups, il effectue alors un birdie, soit un coup sous le par. </text:p>
      <text:p text:style-name="Text_20_body">Les différentes expressions sont les suivant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3">score</text:p>
          </table:table-cell>
          <table:table-cell table:style-name="Tableau2.A1" office:value-type="string">
            <text:p text:style-name="P13">terme</text:p>
          </table:table-cell>
          <table:table-cell table:style-name="Tableau2.C1" office:value-type="string">
            <text:p text:style-name="P13">définition</text:p>
          </table:table-cell>
        </table:table-row>
        <table:table-row>
          <table:table-cell table:style-name="Tableau2.A2" office:value-type="string">
            <text:p text:style-name="P14">-4</text:p>
          </table:table-cell>
          <table:table-cell table:style-name="Tableau2.A2" office:value-type="string">
            <text:p text:style-name="P14">Condor (ou triple-eagle)</text:p>
          </table:table-cell>
          <table:table-cell table:style-name="Tableau2.C2" office:value-type="string">
            <text:p text:style-name="P14">Quatre coups sous le par</text:p>
          </table:table-cell>
        </table:table-row>
        <table:table-row>
          <table:table-cell table:style-name="Tableau2.A2" office:value-type="string">
            <text:p text:style-name="P14">-3</text:p>
          </table:table-cell>
          <table:table-cell table:style-name="Tableau2.A2" office:value-type="string">
            <text:p text:style-name="P14">Albatros (ou double-eagle)</text:p>
          </table:table-cell>
          <table:table-cell table:style-name="Tableau2.C2" office:value-type="string">
            <text:p text:style-name="P14">Trois coups sous le par</text:p>
          </table:table-cell>
        </table:table-row>
        <table:table-row>
          <table:table-cell table:style-name="Tableau2.A2" office:value-type="string">
            <text:p text:style-name="P14">-2</text:p>
          </table:table-cell>
          <table:table-cell table:style-name="Tableau2.A2" office:value-type="string">
            <text:p text:style-name="P14">Eagle</text:p>
          </table:table-cell>
          <table:table-cell table:style-name="Tableau2.C2" office:value-type="string">
            <text:p text:style-name="P14">Deux coups sous le par</text:p>
          </table:table-cell>
        </table:table-row>
        <table:table-row>
          <table:table-cell table:style-name="Tableau2.A2" office:value-type="string">
            <text:p text:style-name="P14">-1</text:p>
          </table:table-cell>
          <table:table-cell table:style-name="Tableau2.A2" office:value-type="string">
            <text:p text:style-name="P14">Birdie</text:p>
          </table:table-cell>
          <table:table-cell table:style-name="Tableau2.C2" office:value-type="string">
            <text:p text:style-name="P14">Un coup sous le par</text:p>
          </table:table-cell>
        </table:table-row>
        <table:table-row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14">Par</text:p>
          </table:table-cell>
          <table:table-cell table:style-name="Tableau2.C2" office:value-type="string">
            <text:p text:style-name="P14">Nombre de coups égal au par</text:p>
          </table:table-cell>
        </table:table-row>
        <table:table-row>
          <table:table-cell table:style-name="Tableau2.A2" office:value-type="string">
            <text:p text:style-name="P14">+1</text:p>
          </table:table-cell>
          <table:table-cell table:style-name="Tableau2.A2" office:value-type="string">
            <text:p text:style-name="P14">Bogey</text:p>
          </table:table-cell>
          <table:table-cell table:style-name="Tableau2.C2" office:value-type="string">
            <text:p text:style-name="P14">Un coup au-dessus du par</text:p>
          </table:table-cell>
        </table:table-row>
        <table:table-row>
          <table:table-cell table:style-name="Tableau2.A2" office:value-type="string">
            <text:p text:style-name="P14">+2</text:p>
          </table:table-cell>
          <table:table-cell table:style-name="Tableau2.A2" office:value-type="string">
            <text:p text:style-name="P14">Double bogey</text:p>
          </table:table-cell>
          <table:table-cell table:style-name="Tableau2.C2" office:value-type="string">
            <text:p text:style-name="P14">Deux coups au-dessus du par</text:p>
          </table:table-cell>
        </table:table-row>
        <table:table-row>
          <table:table-cell table:style-name="Tableau2.A2" office:value-type="string">
            <text:p text:style-name="P14">+3</text:p>
          </table:table-cell>
          <table:table-cell table:style-name="Tableau2.A2" office:value-type="string">
            <text:p text:style-name="P14">Triple bogey</text:p>
          </table:table-cell>
          <table:table-cell table:style-name="Tableau2.C2" office:value-type="string">
            <text:p text:style-name="P14">Trois coups au-dessus du par</text:p>
          </table:table-cell>
        </table:table-row>
      </table:table>
      <text:p text:style-name="P8"/>
      <text:p text:style-name="P9">Le golfeur utilise un club pour frapper la balle.</text:p>
      <text:p text:style-name="P9">Il existe différents types de clubs qui possèdent des portées spécifiques.</text:p>
      <text:p text:style-name="P10">Voici un tableau regroupant les grands types de clubs ainsi que leurs portées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Type de club</text:p>
          </table:table-cell>
          <table:table-cell table:style-name="Tableau1.B1" office:value-type="string">
            <text:p text:style-name="P15">Portée</text:p>
          </table:table-cell>
        </table:table-row>
        <table:table-row>
          <table:table-cell table:style-name="Tableau1.A2" office:value-type="string">
            <text:p text:style-name="P16">Driver</text:p>
          </table:table-cell>
          <table:table-cell table:style-name="Tableau1.B2" office:value-type="string">
            <text:p text:style-name="P16"><text:bookmark-start text:name="__DdeLink__744_525026184"/>de 190m à 210m<text:bookmark-end text:name="__DdeLink__744_525026184"/></text:p>
          </table:table-cell>
        </table:table-row>
        <table:table-row>
          <table:table-cell table:style-name="Tableau1.A2" office:value-type="string">
            <text:p text:style-name="P18">Bois</text:p>
          </table:table-cell>
          <table:table-cell table:style-name="Tableau1.B2" office:value-type="string">
            <text:p text:style-name="P17">de 150m à 190m</text:p>
          </table:table-cell>
        </table:table-row>
        <table:table-row>
          <table:table-cell table:style-name="Tableau1.A2" office:value-type="string">
            <text:p text:style-name="P18">Fer</text:p>
          </table:table-cell>
          <table:table-cell table:style-name="Tableau1.B2" office:value-type="string">
            <text:p text:style-name="P17">de 30m à 150m</text:p>
          </table:table-cell>
        </table:table-row>
        <table:table-row>
          <table:table-cell table:style-name="Tableau1.A2" office:value-type="string">
            <text:p text:style-name="P18">Putter</text:p>
          </table:table-cell>
          <table:table-cell table:style-name="Tableau1.B2" office:value-type="string">
            <text:p text:style-name="P17">de 1m à 30m</text:p>
          </table:table-cell>
        </table:table-row>
      </table:table>
      <text:p text:style-name="P10"/>
      <text:h text:style-name="P42" text:outline-level="1">Informatisation du système</text:h>
      <text:p text:style-name="Text_20_body">Le jeu se déroule de la manière suivante :</text:p>
      <text:p text:style-name="P19"><text:span text:style-name="T13">C</text:span>hoix d'un parcours</text:p>
      <text:p text:style-name="P19">Saisie du nom du joueur</text:p>
      <text:p text:style-name="P19">Choix de la difficulté</text:p>
      <text:p text:style-name="P21">Répéter</text:p>
      <text:p text:style-name="P19"><text:tab/><text:span text:style-name="T13">A</text:span>ffich<text:span text:style-name="T13">er</text:span> des informations relatives au trou <text:span text:style-name="T14">courant</text:span></text:p>
      <text:p text:style-name="P19"><text:tab/><text:span text:style-name="T13">R</text:span>épét<text:span text:style-name="T13">er</text:span></text:p>
      <text:p text:style-name="P19"><text:tab/><text:tab/><text:span text:style-name="T13">C</text:span>hoi<text:span text:style-name="T13">sir</text:span> <text:span text:style-name="T13">un</text:span> type de club (Driver,Bois, Fer, Putter)</text:p>
      <text:p text:style-name="P19"><text:tab/><text:tab/><text:span text:style-name="T13">C</text:span>alcul<text:span text:style-name="T13">er et afficher </text:span>la distance restante</text:p>
      <text:p text:style-name="P19"><text:tab/><text:span text:style-name="T13">J</text:span>usqu'à atteindre le trou</text:p>
      <text:p text:style-name="P20"><text:span text:style-name="T14">Jusqu'à fin du</text:span> parcours</text:p>
      <text:p text:style-name="P19"><text:span text:style-name="T13">A</text:span>ffich<text:span text:style-name="T13">er</text:span> la grille de score</text:p>
      <text:p text:style-name="Text_20_body"/>
      <text:p text:style-name="P12">Un parcours est composé d'un ensemble de trous, il possède un nom et un nombre de trous.</text:p>
      <text:p text:style-name="Text_20_body"/>
      <text:p text:style-name="Text_20_body">Un trou est défini comme suit:</text:p>
      <text:list xml:id="list882735527" text:style-name="L1">
        <text:list-item>
          <text:p text:style-name="P34">Son numéro.</text:p>
        </text:list-item>
        <text:list-item>
          <text:p text:style-name="P34">La distance entre le point de départ et le trou.</text:p>
        </text:list-item>
        <text:list-item>
          <text:p text:style-name="P34">La valeur du par.</text:p>
        </text:list-item>
        <text:list-item>
          <text:p text:style-name="P34">Le nombre d'essais maximum pour mettre la balle dans le trou.</text:p>
        </text:list-item>
      </text:list>
      <text:p text:style-name="Text_20_body"/>
      <text:p text:style-name="Text_20_body">Si un joueur souhaite faire un parcours, il faut pouvoir sauvegarder son score.</text:p>
      <text:p text:style-name="Text_20_body">Pour cela, nous avons créé un type score composé de:</text:p>
      <text:list xml:id="list3277468301" text:style-name="L2">
        <text:list-item>
          <text:p text:style-name="P35">Nom du joueur.</text:p>
        </text:list-item>
        <text:list-item>
          <text:p text:style-name="P35">Difficulté du jeu.</text:p>
        </text:list-item>
        <text:list-item>
          <text:p text:style-name="P35">Le parcours joué.</text:p>
        </text:list-item>
        <text:list-item>
          <text:p text:style-name="P35">Le nombre de coups réalisé par le joueur pour chacun des trous du <text:s/>parcours.</text:p>
        </text:list-item>
      </text:list>
      <text:p text:style-name="P19">typedef struct{</text:p>
      <text:p text:style-name="P19"><text:tab/>char nomJoueur[NBMAXCAR];</text:p>
      <text:p text:style-name="P19"><text:tab/>int difficulte;</text:p>
      <text:p text:style-name="P19"><text:tab/>typeParcours parcoursJoue;<text:tab/></text:p>
      <text:p text:style-name="P19"><text:tab/>int points[NBMAXTROU];</text:p>
      <text:p text:style-name="P19">}typeScore;</text:p>
      <text:p text:style-name="Text_20_body"/>
      <text:h text:style-name="P43" text:outline-level="1">Analyse</text:h>
      <text:p text:style-name="P11">Le fichier <text:span text:style-name="T4">golf.h</text:span> contient beaucoup d'informations sur les définitions de type et les emplacements de fichiers.</text:p>
      <text:list xml:id="list466760757" text:style-name="Numbering_20_1">
        <text:list-item>
          <text:p text:style-name="P38">Créez un type enum nommé "<text:span text:style-name="T4">enumPoint</text:span>" et contenant les constantes CONDOR = -4, ALBATROS, EAGLE, BIRDIE, PAR, BOGEY, DOUBLE_BOGEY, TRIPLE_BOGEY</text:p>
        </text:list-item>
        <text:list-item>
          <text:p text:style-name="P37"><text:span text:style-name="T2">Définissez un type nommé </text:span><text:span text:style-name="T6">typeTrou</text:span><text:span text:style-name="T2"> possédant 4 champs ayant pour nom:</text:span></text:p>
          <text:p text:style-name="P41">- numero</text:p>
          <text:p text:style-name="P41">- distance</text:p>
          <text:p text:style-name="P41">- par</text:p>
          <text:p text:style-name="P41">- nbMaxCoups</text:p>
        </text:list-item>
      </text:list>
      <text:p text:style-name="P26">Un parcours est caractérisé par son nom (composé au maximum de 49 caractères), <text:span text:style-name="T15">un</text:span> nombre de trous et l<text:span text:style-name="T15">es caractéristiques de chaque</text:span> trou(18 au maximum).</text:p>
      <text:list xml:id="list80240510379940" text:continue-numbering="true" text:style-name="Numbering_20_1">
        <text:list-item>
          <text:p text:style-name="P37">Donnez les types des différents champs composant un parcours.</text:p>
        </text:list-item>
        <text:list-item>
          <text:p text:style-name="P37">Définissez le type <text:span text:style-name="T4">typeParcours</text:span> (les noms des champs seront <text:span text:style-name="T4">nom</text:span>, <text:bookmark-start text:name="__DdeLink__706_525026184"/><text:span text:style-name="T4">nbTrou</text:span><text:bookmark-end text:name="__DdeLink__706_525026184"/> et <text:span text:style-name="T4">listeTrou</text:span><text:span text:style-name="T5">s</text:span>).</text:p>
        </text:list-item>
      </text:list>
      <text:h text:style-name="Heading_20_1" text:outline-level="1">Réalisation</text:h>
      <text:p text:style-name="P27">Afin de stocker en mémoire les différents parcours, nous allons utiliser un tableau de pointeur <text:span text:style-name="T12"><text:s/>sur</text:span> parcours.</text:p>
      <text:list xml:id="list80241000411708" text:continue-numbering="true" text:style-name="Numbering_20_1">
        <text:list-item>
          <text:p text:style-name="P37">Sachant que le nombre maximum de parcours est de <text:span text:style-name="T4">NBMAXPARCOURS</text:span><text:span text:style-name="T8">, déclarez un tableau ayant pour nom </text:span><text:span text:style-name="T4">tab </text:span><text:span text:style-name="T8">avec le bon nombre d'éléments et le bon type.</text:span></text:p>
        </text:list-item>
      </text:list>
      <text:p text:style-name="P29">Des parcours sont disponibles dans le fichier <text:span text:style-name="T4">parcoursGolf.bin</text:span> et les scores dans le fichier <text:span text:style-name="T4">scores.bin</text:span>.</text:p>
      <text:list xml:id="list80240424252881" text:continue-numbering="true" text:style-name="Numbering_20_1">
        <text:list-item>
          <text:p text:style-name="P36">Modifiez les constantes <text:span text:style-name="T4">FICHIER_SCORE</text:span> et <text:span text:style-name="T4">FICHIER_PARCOURS</text:span> dans le fichier <text:span text:style-name="T4">golf.h</text:span> afin qu'elles aient le bon chemin vers ses fichiers.</text:p>
        </text:list-item>
      </text:list>
      <text:p text:style-name="P28">Après le chargement des parcours, dans la boucle, il faut afficher un menu.</text:p>
      <text:p text:style-name="P28">Si le nombre de parcours disponible est supérieur à zéro, la fonction affichera:</text:p>
      <text:p text:style-name="P31">[J] Jouer un parcours</text:p>
      <text:p text:style-name="P31">[D] Jouer un parcours avec 2 joueurs</text:p>
      <text:p text:style-name="P31">[V] Afficher un parcours</text:p>
      <text:p text:style-name="P31">[C] Creer un parcours</text:p>
      <text:p text:style-name="P31">[Q] Quitter</text:p>
      <text:p text:style-name="P28">Sinon, elle affichera:</text:p>
      <text:p text:style-name="P31">[C] Creer un parcours</text:p>
      <text:p text:style-name="P31">[Q] Quitter</text:p>
      <text:list xml:id="list80241551229745" text:continue-numbering="true" text:style-name="Numbering_20_1">
        <text:list-item>
          <text:p text:style-name="P39">Codez <text:span text:style-name="T16">une</text:span> fonction <text:span text:style-name="T7">afficherMenu </text:span><text:span text:style-name="T9">permettant de répondre à la problématique donnée </text:span><text:span text:style-name="T10">précédemment et complétez le programme principal pour y faire appel avec les éventuels paramètres nécessaires.</text:span></text:p>
        </text:list-item>
      </text:list>
      <text:p text:style-name="P26">La fonction <text:span text:style-name="T4">afficherInfoTrou</text:span> affiche le numéro du trou, la distance, la valeur du par et le nombre maximum de coups possible.</text:p>
      <text:list xml:id="list80241476036525" text:continue-numbering="true" text:style-name="Numbering_20_1">
        <text:list-item>
          <text:p text:style-name="P37">Codez la fonction <text:span text:style-name="T4">afficherInfoTrou</text:span>.</text:p>
        </text:list-item>
      </text:list>
      <text:p text:style-name="P26">La fonction <text:span text:style-name="T4">afficherLesParcours</text:span> affiche le numéro d'index et le nom de chaque parcours. </text:p>
      <text:list xml:id="list80241827589289" text:continue-numbering="true" text:style-name="Numbering_20_1">
        <text:list-item>
          <text:p text:style-name="P37">Codez la fonction <text:span text:style-name="T4">afficherLesParcours</text:span>.</text:p>
        </text:list-item>
      </text:list>
      <text:p text:style-name="P29">A la fin de la création d'un parcours, on fait appel à la fonction <text:span text:style-name="T4">sauvegarderParcours</text:span> qui permet d'enregistrer tous les parcours dans un fichier désigné par la constante <text:span text:style-name="T4">FICHIER_PARCOURS</text:span>.</text:p>
      <text:list xml:id="list80240530200456" text:continue-numbering="true" text:style-name="Numbering_20_1">
        <text:list-item>
          <text:p text:style-name="P40">Complétez la fonction <text:span text:style-name="T4">sauvegarderParcours</text:span>.</text:p>
        </text:list-item>
      </text:list>
      <text:p text:style-name="P29"/>
      <text:list xml:id="list80241960945830" text:continue-numbering="true" text:style-name="Numbering_20_1">
        <text:list-item>
          <text:p text:style-name="P37">Complétez la fonction <text:span text:style-name="T4">jouerParcours</text:span>.</text:p>
        </text:list-item>
      </text:list>
      <text:p text:style-name="P26"/>
      <text:p text:style-name="P26">L'application permet de faire des duels entre deux joueurs.</text:p>
      <text:list xml:id="list80241079361535" text:continue-numbering="true" text:style-name="Numbering_20_1">
        <text:list-item>
          <text:p text:style-name="question"><text:span text:style-name="T17">En vous inspirant de la fonction </text:span><text:span text:style-name="T18">jouerParcours</text:span><text:span text:style-name="T17">, proposez un code pour la fonction </text:span><text:span text:style-name="T18">jouerParcoursADeux</text:span><text:span text:style-name="T17">.</text:span></text:p>
        </text:list-item>
      </text:list>
      <text:p text:style-name="P25">ANNEXE</text:p>
      <text:p text:style-name="P30">Exemple de déroulement d'une partie :</text:p>
      <text:p text:style-name="P30"/>
      <text:p text:style-name="P22">[J] Jouer un parcours</text:p>
      <text:p text:style-name="P22">[D] Jouer un parcours avec 2 joueurs</text:p>
      <text:p text:style-name="P22">[V] Afficher un parcours</text:p>
      <text:p text:style-name="P22">[C] Creer un parcours</text:p>
      <text:p text:style-name="P22">[Q] Quitter</text:p>
      <text:p text:style-name="P22">votre choix ?<text:span text:style-name="T11">j</text:span></text:p>
      <text:p text:style-name="P22">0 - Augusta_National_Golf_Club</text:p>
      <text:p text:style-name="P22">1 - verySmall</text:p>
      <text:p text:style-name="P22">2 - International_Golf_Club_of_Bolton</text:p>
      <text:p text:style-name="P22">Numero du parcours sur lequel vous voulez jouer :<text:span text:style-name="T11">1</text:span></text:p>
      <text:p text:style-name="P22">votre nom :<text:span text:style-name="T11">robert</text:span></text:p>
      <text:p text:style-name="P22">difficulte [0-infernale .. 5-tres facile]<text:span text:style-name="T11">5</text:span></text:p>
      <text:p text:style-name="P22">parcour verySmall</text:p>
      <text:p text:style-name="P22">[ trou numero 1 | distance 416.0 metres | par 4 | 8 coups maxi]</text:p>
      <text:p text:style-name="P22">=============== coups nro 1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d</text:p>
      <text:p text:style-name="P22">=================================================</text:p>
      <text:p text:style-name="P22">il vous reste 208.2 metres avant le trou</text:p>
      <text:p text:style-name="P22">=================================================</text:p>
      <text:p text:style-name="P22">=============== coups nro 2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d</text:p>
      <text:p text:style-name="P22"/>
      <text:p text:style-name="P22"/>
      <text:p text:style-name="P22"/>
      <text:p text:style-name="P22">EAGLE!! -2</text:p>
      <text:p text:style-name="P22"/>
      <text:p text:style-name="P22"/>
      <text:p text:style-name="P22"/>
      <text:p text:style-name="P22">[ trou numero 2 | distance 526.0 metres | par 5 | 10 coups maxi]</text:p>
      <text:p text:style-name="P22">=============== coups nro 1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d</text:p>
      <text:p text:style-name="P22">=================================================</text:p>
      <text:p text:style-name="P22">il vous reste 333.4 metres avant le trou</text:p>
      <text:p text:style-name="P22">=================================================</text:p>
      <text:p text:style-name="P22">=============== coups nro 2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d</text:p>
      <text:p text:style-name="P22">=================================================</text:p>
      <text:p text:style-name="P22">il vous reste 127.6 metres avant le trou</text:p>
      <text:p text:style-name="P22">=================================================</text:p>
      <text:p text:style-name="P22"/>
      <text:p text:style-name="P24">=============== coups nro 3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b</text:p>
      <text:p text:style-name="P22">vous avez depasse le trou</text:p>
      <text:p text:style-name="P22">=================================================</text:p>
      <text:p text:style-name="P22">il vous reste 49.5 metres avant le trou</text:p>
      <text:p text:style-name="P22">=================================================</text:p>
      <text:p text:style-name="P22">=============== coups nro 4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f</text:p>
      <text:p text:style-name="P22">=================================================</text:p>
      <text:p text:style-name="P22">il vous reste 18.5 metres avant le trou</text:p>
      <text:p text:style-name="P22">=================================================</text:p>
      <text:p text:style-name="P22">=============== coups nro 5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f</text:p>
      <text:p text:style-name="P22">vous avez depasse le trou</text:p>
      <text:p text:style-name="P22">=================================================</text:p>
      <text:p text:style-name="P22">il vous reste 39.1 metres avant le trou</text:p>
      <text:p text:style-name="P22">=================================================</text:p>
      <text:p text:style-name="P22">=============== coups nro 6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f</text:p>
      <text:p text:style-name="P22">vous avez depasse le trou</text:p>
      <text:p text:style-name="P22">=================================================</text:p>
      <text:p text:style-name="P22">il vous reste 78.2 metres avant le trou</text:p>
      <text:p text:style-name="P22">=================================================</text:p>
      <text:p text:style-name="P22">=============== coups nro 7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f</text:p>
      <text:p text:style-name="P22"/>
      <text:p text:style-name="P22"/>
      <text:p text:style-name="P22"/>
      <text:p text:style-name="P22">DOUBLE_BOGEY +2</text:p>
      <text:p text:style-name="P22"/>
      <text:p text:style-name="P22"/>
      <text:p text:style-name="P22"/>
      <text:p text:style-name="P22">[ trou numero 3 | distance 180.0 metres | par 3 | 6 coups maxi]</text:p>
      <text:p text:style-name="P22">=============== coups nro 1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b</text:p>
      <text:p text:style-name="P22">=================================================</text:p>
      <text:p text:style-name="P22">il vous reste 28.0 metres avant le trou</text:p>
      <text:p text:style-name="P22">=================================================</text:p>
      <text:p text:style-name="P22"/>
      <text:p text:style-name="P24">=============== coups nro 2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p</text:p>
      <text:p text:style-name="P22">=================================================</text:p>
      <text:p text:style-name="P22">il vous reste 16.9 metres avant le trou</text:p>
      <text:p text:style-name="P22">=================================================</text:p>
      <text:p text:style-name="P22">=============== coups nro 3</text:p>
      <text:p text:style-name="P22">choix du club :</text:p>
      <text:p text:style-name="P22">[D]river</text:p>
      <text:p text:style-name="P22">[B]ois</text:p>
      <text:p text:style-name="P22">[F]er</text:p>
      <text:p text:style-name="P22">[P]utter</text:p>
      <text:p text:style-name="P23">p</text:p>
      <text:p text:style-name="P22"/>
      <text:p text:style-name="P22"/>
      <text:p text:style-name="P22"/>
      <text:p text:style-name="P22">PAR 0</text:p>
      <text:p text:style-name="P22"/>
      <text:p text:style-name="P22"/>
      <text:p text:style-name="P22"/>
      <text:p text:style-name="P22">score de robert:</text:p>
      <text:p text:style-name="P22">parcours : verySmall <text:s text:c="4"/>difficulte : tres facile</text:p>
      <text:p text:style-name="P22">------------------------------</text:p>
      <text:p text:style-name="P22">nro Trou <text:s text:c="5"/>| 1 | 2 | 3 |TOT</text:p>
      <text:p text:style-name="P22">------------------------------</text:p>
      <text:p text:style-name="P22">valeur du par | 4 | 5 | 3 | 12</text:p>
      <text:p text:style-name="P22">------------------------------</text:p>
      <text:p text:style-name="P22">score <text:s text:c="8"/>| 2 | 7 | 3 | 12</text:p>
      <text:p text:style-name="P22">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background-color="transparent" fo:padding="0cm" fo:border="none" style:shadow="none" fo:keep-with-next="always"/>
      <style:text-properties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list-style-name="Numbering_20_1" style:class="extra">
      <loext:graphic-properties draw:fill="solid" draw:fill-color="#ffffcc" draw:opacity="100%"/>
      <style:paragraph-properties fo:text-align="center" style:justify-single-word="false" fo:background-color="#ffffcc" fo:padding="0.049cm" fo:border="0.06pt solid #000000" style:shadow="non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Standard" style:next-style-name="Standard" style:list-style-name="Numbering_20_1" style:class="text">
      <loext:graphic-properties draw:fill="solid" draw:fill-color="#ffffcc" draw:opacity="100%"/>
      <style:paragraph-properties fo:margin-left="3.747cm" fo:margin-right="0cm" fo:margin-top="0.423cm" fo:margin-bottom="0.106cm" loext:contextual-spacing="false" fo:text-align="center" style:justify-single-word="false" fo:text-indent="-1.249cm" style:auto-text-indent="false" fo:background-color="#ffffcc" fo:padding="0.049cm" fo:border="0.06pt solid #000000" style:shadow="none" fo:keep-with-next="always" text:number-lines="false" text:line-number="0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2.498cm" fo:margin-right="0cm" fo:margin-top="0.423cm" fo:margin-bottom="0.106cm" style:wrap="parallel" style:number-wrapped-paragraphs="no-limit" style:wrap-contour="fals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49cm" fo:border="0.06pt solid #000000" style:shadow="none" draw:shadow-opacity="100%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6.995cm" table:align="left"/>
    </style:style>
    <style:style style:name="Tableau7.A" style:family="table-column">
      <style:table-column-properties style:column-width="2.618cm"/>
    </style:style>
    <style:style style:name="Tableau7.B" style:family="table-column">
      <style:table-column-properties style:column-width="9.186cm"/>
    </style:style>
    <style:style style:name="Tableau7.C" style:family="table-column">
      <style:table-column-properties style:column-width="5.191cm"/>
    </style:style>
    <style:style style:name="Tableau7.A1" style:family="table-cell">
      <style:table-cell-properties style:vertical-align="middle" fo:padding="0.097cm" fo:border="0.05pt solid #000000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M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M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MP4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MP5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MP6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MP7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MT1" style:family="text">
      <style:text-properties officeooo:rsid="002c858c"/>
    </style:style>
    <style:style style:name="MT2" style:family="text">
      <style:text-properties officeooo:rsid="0027bfbc"/>
    </style:style>
    <style:style style:name="MT3" style:family="text">
      <style:text-properties officeooo:rsid="00337c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Lycée G Touchard Le Mans<text:tab/><text:tab/>BTS <text:span text:style-name="MT1">SNIR</text:span> 1</text:p>
        <text:p text:style-name="MP2"><text:page-number text:select-page="current">6</text:page-number>/<text:page-count>6</text:page-count></text:p>
      </style:footer>
    </style:master-page>
    <style:master-page style:name="HTML" style:page-layout-name="Mpm2"/>
    <style:master-page style:name="fiche_20_algo" style:display-name="fiche algo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3">STS IRIS</text:p>
              <text:p text:style-name="MP4">1ère Année</text:p>
            </table:table-cell>
            <table:table-cell table:style-name="Tableau7.B1" office:value-type="string">
              <text:p text:style-name="MP5">TP de contrôle <text:span text:style-name="MT2">C </text:span>n°<text:span text:style-name="MT3">3</text:span></text:p>
            </table:table-cell>
            <table:table-cell table:style-name="Tableau7.C1" office:value-type="string">
              <text:p text:style-name="MP6"><text:span text:style-name="MT3">mercredi 29</text:span> janvier 20<text:span text:style-name="MT3">20</text:span></text:p>
              <text:p text:style-name="MP7">Durée : <text:span text:style-name="MT3">3</text:span> heures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12-01-05T14:09:50.07</meta:creation-date>
    <dc:language>fr-FR</dc:language>
    <meta:editing-cycles>38</meta:editing-cycles>
    <meta:editing-duration>P1DT18H38M45S</meta:editing-duration>
    <dc:date>2020-01-29T08:02:40.208653056</dc:date>
    <meta:document-statistic meta:table-count="3" meta:image-count="0" meta:object-count="0" meta:page-count="6" meta:paragraph-count="266" meta:word-count="1295" meta:character-count="8101" meta:non-whitespace-character-count="7060"/>
    <meta:user-defined meta:name="Info 1"/>
    <meta:user-defined meta:name="Info 2"/>
    <meta:user-defined meta:name="Info 3"/>
    <meta:user-defined meta:name="Info 4"/>
  </office:meta>
</office:document-meta>
</file>